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DL $SET_QUEST</text:p>
      <text:p text:style-name="P2"><text:a xlink:type="simple" xlink:href="../DungeonCraftHelp.html">DungeonCraft Help Home</text:a></text:p>
      <text:p text:style-name="P2">Format:</text:p>
      <text:p text:style-name="Preformatted_20_Text"><text:s text:c="7"/>result = $SET_QUEST(questName, value); </text:p>
      <text:p text:style-name="P2">Value is either an absolute value without any plus or minus sign or it is a increment to be applied to the current value. <text:s text:c="2"/>Examples:</text:p>
      <text:p text:style-name="Preformatted_20_Text"><text:s text:c="4"/>result = $SET_QUEST("red", "+0"); <text:s/>// Get current stage.</text:p>
      <text:p text:style-name="Preformatted_20_Text"><text:s text:c="4"/>result = $SET_QUEST("blue", 7); <text:s/>// Set quest to stage 7.</text:p>
      <text:p text:style-name="Preformatted_20_Text"><text:s text:c="4"/>result = $SET_QUEST("green", -1); // Subtract one from quest.</text:p>
      <text:p text:style-name="Preformatted_20_Text"/>
      <text:p text:style-name="P2">Characters other than '+', '-', and decimal digits are ignored. <text:s/>If more than one plus or minus sign appears in value then the last one is the one that takes effect. <text:s/>For example:</text:p>
      <text:p text:style-name="Preformatted_20_Text"><text:s text:c="4"/>result = $SET_QUEST("red", "h+7p-3");</text:p>
      <text:p text:style-name="P2">would result in subtracting 73 from the quest stage.</text:p>
      <text:p text:style-name="P2">The result is always the new value of the quest vari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5:08:07</meta:creation-date>
    <meta:generator>OpenOffice.org/3.2$Win32 OpenOffice.org_project/320m12$Build-9483</meta:generator>
    <meta:editing-cycles>2</meta:editing-cycles>
    <meta:editing-duration>PT00H01M35S</meta:editing-duration>
    <dc:title>$SET_QUEST</dc:title>
    <dc:date>2010-05-09T18:34:57.87</dc:date>
    <dc:creator>Paul Stevens</dc:creator>
    <meta:document-statistic meta:table-count="0" meta:image-count="0" meta:object-count="0" meta:page-count="1" meta:paragraph-count="12" meta:word-count="119" meta:character-count="738"/>
  </office:meta>
</office:document-meta>
</file>